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3871" officeooo:paragraph-rsid="00023871"/>
    </style:style>
    <style:style style:name="P2" style:family="paragraph" style:parent-style-name="Standard">
      <style:text-properties officeooo:rsid="00023871" officeooo:paragraph-rsid="00035e50"/>
    </style:style>
    <style:style style:name="P3" style:family="paragraph" style:parent-style-name="Standard">
      <style:text-properties officeooo:rsid="00083db7" officeooo:paragraph-rsid="00083db7"/>
    </style:style>
    <style:style style:name="P4" style:family="paragraph" style:parent-style-name="Standard">
      <style:text-properties fo:font-weight="normal" officeooo:rsid="00023871" officeooo:paragraph-rsid="00023871" style:font-weight-asian="normal" style:font-weight-complex="normal"/>
    </style:style>
    <style:style style:name="P5" style:family="paragraph" style:parent-style-name="Standard">
      <style:text-properties fo:font-weight="normal" officeooo:rsid="00035e50" officeooo:paragraph-rsid="00035e50" style:font-weight-asian="normal" style:font-weight-complex="normal"/>
    </style:style>
    <style:style style:name="P6" style:family="paragraph" style:parent-style-name="Standard">
      <style:text-properties fo:font-weight="normal" officeooo:rsid="00051e56" officeooo:paragraph-rsid="00035e50" style:font-weight-asian="normal" style:font-weight-complex="normal"/>
    </style:style>
    <style:style style:name="P7" style:family="paragraph" style:parent-style-name="Standard">
      <style:text-properties fo:font-weight="normal" officeooo:rsid="00072bd8" officeooo:paragraph-rsid="0005a685" style:font-weight-asian="normal" style:font-weight-complex="normal"/>
    </style:style>
    <style:style style:name="P8" style:family="paragraph" style:parent-style-name="Standard">
      <style:text-properties fo:font-weight="normal" officeooo:rsid="00083db7" officeooo:paragraph-rsid="00083db7" style:font-weight-asian="normal" style:font-weight-complex="normal"/>
    </style:style>
    <style:style style:name="P9" style:family="paragraph" style:parent-style-name="Standard">
      <style:text-properties fo:font-weight="normal" officeooo:rsid="000a0ab8" officeooo:paragraph-rsid="00083db7" style:font-weight-asian="normal" style:font-weight-complex="normal"/>
    </style:style>
    <style:style style:name="P10" style:family="paragraph" style:parent-style-name="Standard">
      <style:text-properties officeooo:rsid="0005a685" officeooo:paragraph-rsid="0005a685"/>
    </style:style>
    <style:style style:name="P11" style:family="paragraph" style:parent-style-name="Standard">
      <style:text-properties officeooo:rsid="000bb5e8" officeooo:paragraph-rsid="000bb5e8"/>
    </style:style>
    <style:style style:name="T1" style:family="text">
      <style:text-properties fo:font-weight="bold" style:font-weight-asian="bold" style:font-weight-complex="bold"/>
    </style:style>
    <style:style style:name="T2" style:family="text">
      <style:text-properties fo:font-weight="bold" officeooo:rsid="00035e50" style:font-weight-asian="bold" style:font-weight-complex="bold"/>
    </style:style>
    <style:style style:name="T3" style:family="text">
      <style:text-properties fo:font-weight="bold" officeooo:rsid="00051e5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35e50" style:font-weight-asian="normal" style:font-weight-complex="normal"/>
    </style:style>
    <style:style style:name="T6" style:family="text">
      <style:text-properties fo:font-weight="normal" officeooo:rsid="00051e56" style:font-weight-asian="normal" style:font-weight-complex="normal"/>
    </style:style>
    <style:style style:name="T7" style:family="text">
      <style:text-properties fo:font-weight="normal" officeooo:rsid="00072bd8" style:font-weight-asian="normal" style:font-weight-complex="normal"/>
    </style:style>
    <style:style style:name="T8" style:family="text">
      <style:text-properties fo:font-weight="normal" officeooo:rsid="000a0ab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heckpoint 1:</text:p>
      <text:p text:style-name="P1"/>
      <text:p text:style-name="P1"><text:tab/>a)<text:span text:style-name="T1"> FETCH:</text:span><text:span text:style-name="T4"> Utilizamos la Memoria Principal para cargar las instrucciones que luego querramos correr. El Program Counter recibe una señal de la Unidad de Control (UC), esa señal es PC-enOut y luego esa instrucción fetcheada en memoria es decodificada por el Decoder.</text:span></text:p>
      <text:p text:style-name="P4"/>
      <text:p text:style-name="P2"><text:span text:style-name="T4"><text:tab/></text:span><text:span text:style-name="T1">DECODE:</text:span><text:span text:style-name="T4"> <text:s/></text:span><text:span text:style-name="T5">Como la arquitectura del bus de datos es de 8 bits, el decoder necesitará dos ciclos de clock para fetchear las instrucciones de 16 bits. Nuevamente necesitaremos de la UC para determinar qué parte de la instrucción estamos cargando (eso lo vemos a partir del bit de DE_LoadL y DE_LoadH).</text:span></text:p>
      <text:p text:style-name="P5"/>
      <text:p text:style-name="P2"><text:span text:style-name="T5"><text:tab/></text:span><text:span text:style-name="T2">EXECUTE:</text:span><text:span text:style-name="T5"> Dependiendo del tipo de instrucción que estemos decodificando, dependerá el componente que utilizaremos.</text:span></text:p>
      <text:p text:style-name="P2"><text:span text:style-name="T5"><text:tab/></text:span><text:span text:style-name="T2">A: </text:span><text:span text:style-name="T5">ALU / Registros / </text:span><text:span text:style-name="T6">UC.</text:span></text:p>
      <text:p text:style-name="P2"><text:span text:style-name="T2"><text:tab/>B: </text:span><text:span text:style-name="T6">Registros / UC.</text:span></text:p>
      <text:p text:style-name="P2"><text:span text:style-name="T2"><text:tab/>C: </text:span><text:span text:style-name="T6">PC / ALU (por los flags). </text:span></text:p>
      <text:p text:style-name="P2"><text:span text:style-name="T2"><text:tab/>D: </text:span><text:span text:style-name="T6">Memoria / Registros.</text:span></text:p>
      <text:p text:style-name="P2"><text:span text:style-name="T2"><text:tab/>E</text:span><text:span text:style-name="T3">: </text:span><text:span text:style-name="T6">Interruption Controller/ Registros / ALU / UC / PC (para guardar la instrucción previa a la interrupción).</text:span></text:p>
      <text:p text:style-name="P6"><text:tab/></text:p>
      <text:p text:style-name="P6"/>
      <text:p text:style-name="P6"><text:tab/>c) Las micro-instrucciones se almacenan en la ROM de la Unidad de Control.</text:p>
      <text:p text:style-name="P6"/>
      <text:p text:style-name="P10"><text:span text:style-name="T6">d</text:span><text:span text:style-name="T4">) Una vez que es decodificada la instrucción, una porción de la misma corresponde al OpCode que recibe nuestra Unidad de Control. La UC luego la carga en el micro-PC </text:span><text:span text:style-name="T7">la instrucción que quiere “buscar” dentro de la ROM para luego ejecutar.</text:span></text:p>
      <text:p text:style-name="P11"><text:span text:style-name="T7">U</text:span><text:span text:style-name="T4">na vez q recibe el opcode y extiende 4 ceros a derecha .Para encontrarla vemos la direccion original modifciada y la byscamos dentro de la rom</text:span></text:p>
      <text:p text:style-name="P11"><text:span text:style-name="T4"/></text:p>
      <text:p text:style-name="P7"/>
      <text:p text:style-name="P3"><text:span text:style-name="T7"><text:tab/>e</text:span><text:span text:style-name="T4">) En Orga1I la forma de decidir que rama tomar, se verifica en la Unidad de Control. Arriba del OP_CODE tenemos un multiplexor que filtra la instrucción dependiendo del valor de los flags prendidos por alguna instrucción de Jump. Si ninguna instrucción de jump es necesaria, la UC deja “pasar” el valor del OP_CODE (por el multiplexor), si alguno de los flags estuviera prendido, ejecuta la microOperación cargada por el microPC. </text:span></text:p>
      <text:p text:style-name="P8"/>
      <text:p text:style-name="P8"/>
      <text:p text:style-name="P3"><text:span text:style-name="T4"><text:tab/>f) Si borraramos la X de la UC entonces el multiplexor únicamente leería la instrucción que llega en el OP_CODE </text:span><text:span text:style-name="T8">y no la instrucción sujeta al Jump.</text:span></text:p>
      <text:p text:style-name="P9"/>
      <text:p text:style-name="P9"><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8:30:07.253809333</meta:creation-date>
    <dc:date>2023-11-23T14:39:22.184966709</dc:date>
    <meta:editing-duration>PT20H14M28S</meta:editing-duration>
    <meta:editing-cycles>2</meta:editing-cycles>
    <meta:generator>LibreOffice/7.3.7.2$Linux_X86_64 LibreOffice_project/30$Build-2</meta:generator>
    <meta:document-statistic meta:table-count="0" meta:image-count="0" meta:object-count="0" meta:page-count="1" meta:paragraph-count="16" meta:word-count="327" meta:character-count="1937" meta:non-whitespace-character-count="1608"/>
  </office:meta>
</office:document-meta>
</file>